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00000000AA5E8CA7F.png" manifest:media-type="image/png"/>
  <manifest:file-entry manifest:full-path="Pictures/10000201000000260000001AAD5D7C5C.png" manifest:media-type="image/png"/>
  <manifest:file-entry manifest:full-path="Pictures/10000201000000340000000906280434.png" manifest:media-type="image/png"/>
  <manifest:file-entry manifest:full-path="Pictures/10000201000000140000001406B9100B.png" manifest:media-type="image/png"/>
  <manifest:file-entry manifest:full-path="Pictures/100002010000001400000014466B6302.png" manifest:media-type="image/png"/>
  <manifest:file-entry manifest:full-path="Pictures/10000201000000260000001AA848D7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6cm" fo:padding-top="0.1cm" fo:padding-bottom="0cm" fo:padding-left="0.1cm" fo:padding-right="0.1cm" style:protect="position size"/>
    </style:style>
    <style:style style:name="gr3" style:family="graphic" style:parent-style-name="objectwithoutfill">
      <style:graphic-properties svg:stroke-width="0.15cm" svg:stroke-color="#008b00" draw:marker-start-width="0.425cm" draw:marker-end-width="0.425cm" draw:fill="none" draw:textarea-vertical-align="middle" fo:padding-top="0.2cm" fo:padding-bottom="0.2cm" fo:padding-left="0.325cm" fo:padding-right="0.325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0.6cm" fo:padding-top="0.1cm" fo:padding-bottom="0.1cm" fo:padding-left="0.1cm" fo:padding-right="0.1cm" style:protect="position size"/>
    </style:style>
    <style:style style:name="gr5" style:family="graphic" style:parent-style-name="objectwithoutfill">
      <style:graphic-properties draw:stroke="solid" draw:stroke-dash="Line_20_with_20_Fine_20_Dots" svg:stroke-width="0.07cm" svg:stroke-color="#999999" draw:marker-start-width="0.305cm" draw:marker-end-width="0.305cm" draw:fill="none" draw:textarea-vertical-align="middle" fo:padding-top="0.16cm" fo:padding-bottom="0.16cm" fo:padding-left="0.285cm" fo:padding-right="0.285cm" style:protect="position size"/>
    </style:style>
    <style:style style:name="gr6" style:family="graphic" style:parent-style-name="standard">
      <style:graphic-properties draw:stroke="none" svg:stroke-color="#000000" draw:fill="none" draw:fill-color="#ffffff" fo:min-height="0.4cm" fo:padding-top="0.1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" style:family="graphic" style:parent-style-name="standard">
      <style:graphic-properties draw:stroke="none" svg:stroke-color="#000000" draw:fill="none" draw:fill-color="#ffffff" fo:min-height="0.6cm" fo:padding-top="0.2cm" fo:padding-bottom="0.1cm" fo:padding-left="0cm" fo:padding-right="0.1cm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fo:min-height="0.6cm" fo:padding-top="0cm" fo:padding-bottom="0cm" fo:padding-left="0.1cm" fo:padding-right="0cm" style:protect="position size"/>
    </style:style>
    <style:style style:name="gr10" style:family="graphic">
      <style:graphic-properties style:protect="position size"/>
    </style:style>
    <style:style style:name="gr11" style:family="graphic" style:parent-style-name="objectwithoutfill">
      <style:graphic-properties draw:stroke="solid" draw:stroke-dash="Line_20_with_20_Fine_20_Dots" svg:stroke-width="0.07cm" svg:stroke-color="#999999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draw:stroke="solid" draw:stroke-dash="Line_20_with_20_Fine_20_Dots" svg:stroke-width="0.07cm" svg:stroke-color="#7b84ff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solid" svg:stroke-color="#ff0000" draw:fill="none" draw:fill-color="#ffffff" draw:textarea-horizontal-align="center" draw:textarea-vertical-align="middle" fo:min-height="0.679cm" fo:padding-top="0cm" fo:padding-bottom="0cm" fo:padding-left="0.1cm" fo:padding-right="0cm"/>
    </style:style>
    <style:style style:name="gr14" style:family="graphic" style:parent-style-name="objectwithoutfill">
      <style:graphic-properties draw:stroke="solid" draw:stroke-dash="Line_20_Style_20_1" svg:stroke-width="0.15cm" svg:stroke-color="#0000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15" style:family="graphic" style:parent-style-name="objectwithoutfill">
      <style:graphic-properties draw:stroke="dash" draw:stroke-dash="Line_20_Style_20_1" svg:stroke-width="0.15cm" svg:stroke-color="#008b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16" style:family="graphic" style:parent-style-name="objectwithoutfill">
      <style:graphic-properties draw:stroke="dash" draw:stroke-dash="Line_20_Style_20_2" svg:stroke-width="0.15cm" svg:stroke-color="#008b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family="'DejaVu Sans Condensed'" style:font-family-generic="swiss" style:font-pitch="variable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1pt"/>
    </style:style>
    <style:style style:name="P5" style:family="paragraph">
      <style:paragraph-properties fo:line-height="100%" fo:text-align="center"/>
      <style:text-properties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line-height="100%" fo:text-align="center"/>
      <style:text-properties fo:font-family="'DejaVu Sans Condensed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DejaVu Sans Condensed'" style:font-family-generic="swiss" style:font-pitch="variable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5cm" svg:height="11.6cm" svg:x="1.5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73cm" svg:height="0.7cm" svg:x="1.777cm" svg:y="7.316cm">
            <draw:text-box>
              <text:p text:style-name="P2"><text:span text:style-name="T1">VOIE BUS + VÉLO</text:span></text:p>
            </draw:text-box>
          </draw:frame>
          <draw:line draw:style-name="gr3" draw:text-style-name="P4" draw:layer="layout" svg:x1="2.25cm" svg:y1="2.6cm" svg:x2="4.25cm" svg:y2="2.6cm">
            <text:p/>
          </draw:line>
          <draw:frame draw:style-name="gr4" draw:text-style-name="P5" draw:layer="layout" svg:width="3cm" svg:height="0.8cm" svg:x="1.75cm" svg:y="2.8cm">
            <draw:text-box>
              <text:p text:style-name="P2"><text:span text:style-name="T2">PISTE </text:span><text:span text:style-name="T1">CYCLABLE</text:span></text:p>
            </draw:text-box>
          </draw:frame>
          <draw:line draw:style-name="gr5" draw:text-style-name="P4" draw:layer="layout" svg:x1="2.25cm" svg:y1="4cm" svg:x2="4.25cm" svg:y2="4cm">
            <text:p/>
          </draw:line>
          <draw:line draw:style-name="gr5" draw:text-style-name="P4" draw:layer="layout" svg:x1="2.25cm" svg:y1="3.6cm" svg:x2="4.25cm" svg:y2="3.6cm">
            <text:p/>
          </draw:line>
          <draw:frame draw:style-name="gr6" draw:text-style-name="P3" draw:layer="layout" svg:width="3cm" svg:height="0.5cm" svg:x="1.75cm" svg:y="4.2cm">
            <draw:text-box>
              <text:p text:style-name="P2"><text:span text:style-name="T1">BANDE CYCLABLE</text:span></text:p>
            </draw:text-box>
          </draw:frame>
          <draw:frame draw:style-name="gr7" draw:text-style-name="P4" draw:layer="layout" svg:width="1cm" svg:height="0.8cm" svg:x="2cm" svg:y="3.4cm">
            <draw:image xlink:href="Pictures/10000201000000260000001AA848D7EB.png" xlink:type="simple" xlink:show="embed" xlink:actuate="onLoad">
              <text:p/>
            </draw:image>
          </draw:frame>
          <draw:frame draw:style-name="gr7" draw:text-style-name="P1" draw:layer="layout" svg:width="0.6cm" svg:height="0.6cm" svg:x="2.15cm" svg:y="9.921cm">
            <draw:image xlink:href="Pictures/10000201000000140000001406B9100B.png" xlink:type="simple" xlink:show="embed" xlink:actuate="onLoad">
              <text:p/>
            </draw:image>
          </draw:frame>
          <draw:frame draw:style-name="gr7" draw:text-style-name="P4" draw:layer="layout" svg:width="1.466cm" svg:height="0.253cm" svg:x="2.75cm" svg:y="5.074cm">
            <draw:image xlink:href="Pictures/10000201000000340000000906280434.png" xlink:type="simple" xlink:show="embed" xlink:actuate="onLoad">
              <text:p/>
            </draw:image>
          </draw:frame>
          <draw:frame draw:style-name="gr8" draw:text-style-name="P3" draw:layer="layout" svg:width="3cm" svg:height="0.961cm" svg:x="1.75cm" svg:y="5.421cm">
            <draw:text-box>
              <text:p text:style-name="P2"><text:span text:style-name="T1">DOUBLE-SENS CYCLABLE</text:span></text:p>
            </draw:text-box>
          </draw:frame>
          <draw:frame draw:style-name="gr9" draw:text-style-name="P7" draw:layer="layout" svg:width="1.697cm" svg:height="0.661cm" svg:x="3cm" svg:y="9.97cm">
            <draw:text-box>
              <text:p text:style-name="P6"><text:span text:style-name="T1">PARKING VÉLO</text:span></text:p>
            </draw:text-box>
          </draw:frame>
          <draw:frame draw:style-name="gr9" draw:text-style-name="P7" draw:layer="layout" svg:width="1.75cm" svg:height="0.661cm" svg:x="3cm" svg:y="10.93cm">
            <draw:text-box>
              <text:p text:style-name="P6"><text:span text:style-name="T1">LOCATION VÉLO</text:span></text:p>
            </draw:text-box>
          </draw:frame>
          <draw:frame draw:style-name="gr7" draw:text-style-name="P4" draw:layer="layout" svg:width="1cm" svg:height="0.8cm" svg:x="3cm" svg:y="3.4cm">
            <draw:image xlink:href="Pictures/10000201000000260000001AA848D7EB.png" xlink:type="simple" xlink:show="embed" xlink:actuate="onLoad">
              <text:p/>
            </draw:image>
          </draw:frame>
          <draw:g draw:style-name="gr10">
            <draw:line draw:style-name="gr11" draw:text-style-name="P4" draw:layer="layout" svg:x1="2.25cm" svg:y1="5.4cm" svg:x2="4.25cm" svg:y2="5.4cm">
              <text:p/>
            </draw:line>
            <draw:line draw:style-name="gr11" draw:text-style-name="P4" draw:layer="layout" svg:x1="2.25cm" svg:y1="5cm" svg:x2="4.25cm" svg:y2="5cm">
              <text:p/>
            </draw:line>
          </draw:g>
          <draw:g draw:style-name="gr10">
            <draw:line draw:style-name="gr11" draw:text-style-name="P4" draw:layer="layout" svg:x1="2.25cm" svg:y1="7.116cm" svg:x2="4.25cm" svg:y2="7.116cm">
              <text:p/>
            </draw:line>
            <draw:line draw:style-name="gr11" draw:text-style-name="P4" draw:layer="layout" svg:x1="2.25cm" svg:y1="6.716cm" svg:x2="4.25cm" svg:y2="6.716cm">
              <text:p/>
            </draw:line>
          </draw:g>
          <draw:frame draw:style-name="gr7" draw:text-style-name="P4" draw:layer="layout" svg:width="1.046cm" svg:height="0.716cm" svg:x="2cm" svg:y="6.6cm">
            <draw:image xlink:href="Pictures/10000201000000260000001AAD5D7C5C.png" xlink:type="simple" xlink:show="embed" xlink:actuate="onLoad">
              <text:p/>
            </draw:image>
          </draw:frame>
          <draw:frame draw:style-name="gr7" draw:text-style-name="P4" draw:layer="layout" svg:width="1.046cm" svg:height="0.716cm" svg:x="2.954cm" svg:y="6.6cm">
            <draw:image xlink:href="Pictures/10000201000000260000001AAD5D7C5C.png" xlink:type="simple" xlink:show="embed" xlink:actuate="onLoad">
              <text:p/>
            </draw:image>
          </draw:frame>
          <draw:frame draw:style-name="gr7" draw:text-style-name="P1" draw:layer="layout" svg:width="0.528cm" svg:height="0.528cm" svg:x="2.222cm" svg:y="10.96cm">
            <draw:image xlink:href="Pictures/100002010000001400000014466B6302.png" xlink:type="simple" xlink:show="embed" xlink:actuate="onLoad">
              <text:p/>
            </draw:image>
          </draw:frame>
          <draw:g draw:style-name="gr10">
            <draw:line draw:style-name="gr12" draw:text-style-name="P4" draw:layer="layout" svg:x1="2.25cm" svg:y1="8.6cm" svg:x2="4.25cm" svg:y2="8.6cm">
              <text:p/>
            </draw:line>
            <draw:line draw:style-name="gr12" draw:text-style-name="P4" draw:layer="layout" svg:x1="2.25cm" svg:y1="8.2cm" svg:x2="4.25cm" svg:y2="8.2cm">
              <text:p/>
            </draw:line>
          </draw:g>
          <draw:frame draw:style-name="gr2" draw:text-style-name="P3" draw:layer="layout" svg:width="2.973cm" svg:height="0.7cm" svg:x="1.777cm" svg:y="8.7cm">
            <draw:text-box>
              <text:p text:style-name="P2"><text:span text:style-name="T1">AIRE PIÉTONNE</text:span></text:p>
            </draw:text-box>
          </draw:frame>
          <draw:frame draw:style-name="gr13" draw:text-style-name="P8" draw:layer="layout" svg:width="2.5cm" svg:height="0.679cm" svg:x="2cm" svg:y="12.121cm">
            <draw:text-box>
              <text:p text:style-name="P2"><text:span text:style-name="T3">Zone détaillée</text:span></text:p>
            </draw:text-box>
          </draw:frame>
        </draw:g>
        <draw:custom-shape draw:style-name="gr1" draw:text-style-name="P1" draw:layer="layout" svg:width="3.5cm" svg:height="11.6cm" svg:x="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73cm" svg:height="0.7cm" svg:x="6.277cm" svg:y="7.316cm">
          <draw:text-box>
            <text:p text:style-name="P2"><text:span text:style-name="T1">VOIE BUS + VÉLO</text:span></text:p>
          </draw:text-box>
        </draw:frame>
        <draw:line draw:style-name="gr3" draw:text-style-name="P4" draw:layer="layout" svg:x1="6.75cm" svg:y1="2.6cm" svg:x2="8.75cm" svg:y2="2.6cm">
          <text:p/>
        </draw:line>
        <draw:frame draw:style-name="gr4" draw:text-style-name="P5" draw:layer="layout" svg:width="3cm" svg:height="0.8cm" svg:x="6.25cm" svg:y="2.8cm">
          <draw:text-box>
            <text:p text:style-name="P2"><text:span text:style-name="T2">PISTE </text:span><text:span text:style-name="T1">CYCLABLE</text:span></text:p>
          </draw:text-box>
        </draw:frame>
        <draw:line draw:style-name="gr5" draw:text-style-name="P4" draw:layer="layout" svg:x1="6.75cm" svg:y1="3.6cm" svg:x2="8.75cm" svg:y2="3.6cm">
          <text:p/>
        </draw:line>
        <draw:frame draw:style-name="gr6" draw:text-style-name="P3" draw:layer="layout" svg:width="3cm" svg:height="0.5cm" svg:x="6.25cm" svg:y="4.2cm">
          <draw:text-box>
            <text:p text:style-name="P2"><text:span text:style-name="T1">BANDE CYCLABLE</text:span></text:p>
          </draw:text-box>
        </draw:frame>
        <draw:frame draw:style-name="gr7" draw:text-style-name="P1" draw:layer="layout" svg:width="0.6cm" svg:height="0.6cm" svg:x="6.65cm" svg:y="9.921cm">
          <draw:image xlink:href="Pictures/10000201000000140000001406B9100B.png" xlink:type="simple" xlink:show="embed" xlink:actuate="onLoad">
            <text:p/>
          </draw:image>
        </draw:frame>
        <draw:frame draw:style-name="gr8" draw:text-style-name="P3" draw:layer="layout" svg:width="3cm" svg:height="0.961cm" svg:x="6.25cm" svg:y="5.421cm">
          <draw:text-box>
            <text:p text:style-name="P2"><text:span text:style-name="T1">DOUBLE-SENS CYCLABLE</text:span></text:p>
          </draw:text-box>
        </draw:frame>
        <draw:frame draw:style-name="gr9" draw:text-style-name="P7" draw:layer="layout" svg:width="1.697cm" svg:height="0.661cm" svg:x="7.5cm" svg:y="9.97cm">
          <draw:text-box>
            <text:p text:style-name="P6"><text:span text:style-name="T1">PARKING VÉLO</text:span></text:p>
          </draw:text-box>
        </draw:frame>
        <draw:frame draw:style-name="gr9" draw:text-style-name="P7" draw:layer="layout" svg:width="1.75cm" svg:height="0.661cm" svg:x="7.5cm" svg:y="10.93cm">
          <draw:text-box>
            <text:p text:style-name="P6"><text:span text:style-name="T1">LOCATION VÉLO</text:span></text:p>
          </draw:text-box>
        </draw:frame>
        <draw:g draw:style-name="gr10">
          <draw:line draw:style-name="gr11" draw:text-style-name="P4" draw:layer="layout" svg:x1="6.75cm" svg:y1="5.4cm" svg:x2="8.75cm" svg:y2="5.4cm">
            <text:p/>
          </draw:line>
          <draw:line draw:style-name="gr11" draw:text-style-name="P4" draw:layer="layout" svg:x1="6.75cm" svg:y1="5cm" svg:x2="8.75cm" svg:y2="5cm">
            <text:p/>
          </draw:line>
        </draw:g>
        <draw:line draw:style-name="gr11" draw:text-style-name="P4" draw:layer="layout" svg:x1="6.75cm" svg:y1="6.716cm" svg:x2="8.75cm" svg:y2="6.716cm">
          <text:p/>
        </draw:line>
        <draw:frame draw:style-name="gr7" draw:text-style-name="P1" draw:layer="layout" svg:width="0.528cm" svg:height="0.528cm" svg:x="6.722cm" svg:y="10.96cm">
          <draw:image xlink:href="Pictures/100002010000001400000014466B6302.png" xlink:type="simple" xlink:show="embed" xlink:actuate="onLoad">
            <text:p/>
          </draw:image>
        </draw:frame>
        <draw:g draw:style-name="gr10">
          <draw:line draw:style-name="gr12" draw:text-style-name="P4" draw:layer="layout" svg:x1="6.75cm" svg:y1="8.6cm" svg:x2="8.75cm" svg:y2="8.6cm">
            <text:p/>
          </draw:line>
          <draw:line draw:style-name="gr12" draw:text-style-name="P4" draw:layer="layout" svg:x1="6.75cm" svg:y1="8.2cm" svg:x2="8.75cm" svg:y2="8.2cm">
            <text:p/>
          </draw:line>
        </draw:g>
        <draw:frame draw:style-name="gr2" draw:text-style-name="P3" draw:layer="layout" svg:width="2.973cm" svg:height="0.7cm" svg:x="6.277cm" svg:y="8.7cm">
          <draw:text-box>
            <text:p text:style-name="P2"><text:span text:style-name="T1">AIRE PIÉTONNE</text:span></text:p>
          </draw:text-box>
        </draw:frame>
        <draw:frame draw:style-name="gr13" draw:text-style-name="P8" draw:layer="layout" svg:width="2.5cm" svg:height="0.679cm" svg:x="6.5cm" svg:y="12.121cm">
          <draw:text-box>
            <text:p text:style-name="P2"><text:span text:style-name="T3">Zone détaillée</text:span></text:p>
          </draw:text-box>
        </draw:frame>
        <draw:line draw:style-name="gr14" draw:text-style-name="P4" draw:layer="layout" svg:x1="6.75cm" svg:y1="4cm" svg:x2="8.75cm" svg:y2="4cm">
          <text:p/>
        </draw:line>
        <draw:line draw:style-name="gr14" draw:text-style-name="P4" draw:layer="layout" svg:x1="6.75cm" svg:y1="7.2cm" svg:x2="8.75cm" svg:y2="7.2cm">
          <text:p/>
        </draw:line>
        <draw:line draw:style-name="gr15" draw:text-style-name="P4" draw:layer="layout" svg:x1="6.75cm" svg:y1="4cm" svg:x2="8.75cm" svg:y2="4cm">
          <text:p/>
        </draw:line>
        <draw:line draw:style-name="gr16" draw:text-style-name="P4" draw:layer="layout" svg:x1="6.75cm" svg:y1="7.2cm" svg:x2="8.75cm" svg:y2="7.2cm">
          <text:p/>
        </draw:line>
        <draw:frame draw:style-name="gr17" draw:text-style-name="P9" draw:layer="layout" svg:width="0.902cm" svg:height="0.281cm" svg:x="7.25cm" svg:y="5.06cm">
          <draw:image xlink:href="Pictures/10000201000000200000000AA5E8CA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1" draw:display-name="Line Style 1" draw:style="rect" draw:dots1="1" draw:dots1-length="200%" draw:distance="200%"/>
    <draw:stroke-dash draw:name="Line_20_Style_20_2" draw:display-name="Line Style 2" draw:style="rect" draw:dots1="1" draw:dots1-length="200%" draw:distance="4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18:32:54</meta:creation-date>
    <dc:date>2012-12-19T11:00:21</dc:date>
    <meta:editing-duration>PT2H9M1S</meta:editing-duration>
    <meta:editing-cycles>11</meta:editing-cycles>
    <meta:generator>LibreOffice/3.5$Linux_X86_64 LibreOffice_project/350m1$Build-2</meta:generator>
    <meta:document-statistic meta:object-count="54"/>
  </office:meta>
</office:document-meta>
</file>